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DTD</text:h>
      <text:p text:style-name="Standard"/>
      <text:p text:style-name="Text_20_body">DTD conseillé (<text:a xlink:type="simple" xlink:href="http://www.journaldunet.com/">http://www.journaldunet.com</text:a>, C. Porteneuve, ...) : <text:s/><text:span text:style-name="T1">XHTML 1.0 Strict</text:span>.</text:p>
      <text:p text:style-name="Text_20_body">[ validateur online : http://validator.w3.org/]</text:p>
      <text:p text:style-name="Text_20_body">- les balises doivent toutes être fermées,</text:p>
      <text:p text:style-name="Text_20_body">- les balises et leurs attributs doivent être en minuscules,</text:p>
      <text:p text:style-name="Text_20_body">- les balises propriétaires ne sont pas autorisées,</text:p>
      <text:p text:style-name="Text_20_body">- les guillemets sont obligatoires autour de toutes les valeurs d'attributs,</text:p>
      <text:p text:style-name="Text_20_body">- les attributs et éléments de présentation doivent être remplacés par des styles CSS,</text:p>
      <text:p text:style-name="Text_20_body">- l'attribut <text:span text:style-name="Emphasis">target</text:span> des liens n'est pas autorisé,</text:p>
      <text:p text:style-name="Text_20_body">- les <text:span text:style-name="Emphasis">iframe</text:span> ne sont pas autorisés.</text:p>
      <text:p text:style-name="Text_20_body"/>
      <text:p text:style-name="P1">Deux types de balise XHTML : </text:p>
      <text:p text:style-name="P1">- les balises de type <text:span text:style-name="Emphasis">bloc</text:span> pour structurer la page en plusieurs pavés : <text:span text:style-name="Emphasis">&lt;p&gt;</text:span>, <text:span text:style-name="Emphasis">&lt;blockquote&gt;</text:span>, <text:span text:style-name="Emphasis">&lt;h1&gt;</text:span>...<text:line-break/></text:p>
      <text:p text:style-name="P1">- les balises <text:span text:style-name="Emphasis">inline</text:span> qui se trouvent  à l'intérieur de balises <text:span text:style-name="Emphasis">blocs</text:span>. </text:p>
      <text:p text:style-name="P1">Le texte et les sauts de ligne <text:span text:style-name="Emphasis">&lt;br&gt;</text:span> s'écrivent obligatoirement dans des paragraphes <text:span text:style-name="Emphasis">&lt;p&gt;</text:span>.</text:p>
      <text:p text:style-name="P1"><text:s/><text:span text:style-name="Emphasis">&lt;em&gt;</text:span> fait ressortir le texte, et le met en italique sur certains navigateurs.</text:p>
      <text:p text:style-name="P1"><text:span text:style-name="Emphasis"><text:s/>&lt;strong&gt;</text:span> insiste encore plus sur le texte, et le met en gras sur certains navigateurs. </text:p>
      <text:p text:style-name="P1"><text:span text:style-name="Emphasis"><text:s/>&lt;img&gt;</text:span> devient une balise seule. Il n'est plus possible d'utiliser l'attribut <text:span text:style-name="Emphasis">border=0</text:span> pour enlever le cadre bleu, cette manipulation s'effectue désormais avec le CSS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fanta orange</meta:initial-creator>
    <meta:creation-date>2008-05-22T14:19:28</meta:creation-date>
    <dc:creator>fanta orange</dc:creator>
    <dc:date>2008-05-22T14:24:18</dc:date>
    <meta:editing-cycles>1</meta:editing-cycles>
    <meta:editing-duration>PT4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71" meta:character-count="1152"/>
  </office:meta>
</office:document-meta>
</file>